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66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gr7" style:family="graphic" style:parent-style-name="standard">
      <style:graphic-properties draw:fill-color="#ffff99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573cm" svg:height="1.016cm" svg:x="5.064cm" svg:y="1.381cm">
          <draw:text-box>
            <text:p text:style-name="P1">Memory Integration State Machine</text:p>
          </draw:text-box>
        </draw:frame>
        <draw:rect draw:style-name="gr2" draw:text-style-name="P2" draw:layer="layout" svg:width="5.08cm" svg:height="2.413cm" svg:x="8.747cm" svg:y="3.54cm">
          <text:p text:style-name="P1"><text:span text:style-name="T1">IDLE</text:span></text:p>
        </draw:rect>
        <draw:rect draw:style-name="gr3" draw:text-style-name="P1" draw:layer="layout" svg:width="15.875cm" svg:height="4.953cm" svg:x="3.413cm" svg:y="6.969cm">
          <text:p/>
        </draw:rect>
        <draw:rect draw:style-name="gr3" draw:text-style-name="P1" draw:layer="layout" svg:width="15.875cm" svg:height="4.953cm" svg:x="3.54cm" svg:y="13.192cm">
          <text:p/>
        </draw:rect>
        <draw:rect draw:style-name="gr3" draw:text-style-name="P1" draw:layer="layout" svg:width="15.875cm" svg:height="4.953cm" svg:x="3.667cm" svg:y="19.542cm">
          <text:p/>
        </draw:rect>
        <draw:line draw:style-name="gr4" draw:text-style-name="P1" draw:layer="layout" svg:x1="2.016cm" svg:y1="4.429cm" svg:x2="8.747cm" svg:y2="4.429cm">
          <text:p/>
        </draw:line>
        <draw:line draw:style-name="gr5" draw:text-style-name="P1" draw:layer="layout" svg:x1="2.016cm" svg:y1="4.429cm" svg:x2="2.016cm" svg:y2="23.352cm">
          <text:p/>
        </draw:line>
        <draw:line draw:style-name="gr5" draw:text-style-name="P1" draw:layer="layout" svg:x1="2.016cm" svg:y1="23.352cm" svg:x2="3.667cm" svg:y2="23.352cm">
          <text:p/>
        </draw:line>
        <draw:line draw:style-name="gr5" draw:text-style-name="P1" draw:layer="layout" svg:x1="2.016cm" svg:y1="15.986cm" svg:x2="3.54cm" svg:y2="15.986cm">
          <text:p/>
        </draw:line>
        <draw:line draw:style-name="gr5" draw:text-style-name="P1" draw:layer="layout" svg:x1="2.016cm" svg:y1="9.509cm" svg:x2="3.413cm" svg:y2="9.509cm">
          <text:p/>
        </draw:line>
        <draw:frame draw:style-name="gr6" draw:text-style-name="P3" draw:layer="layout" svg:width="4.445cm" svg:height="0.801cm" svg:x="2.397cm" svg:y="3.667cm">
          <draw:text-box>
            <text:p text:style-name="P3"><text:span text:style-name="T2">Manual Reset</text:span></text:p>
          </draw:text-box>
        </draw:frame>
        <draw:rect draw:style-name="gr7" draw:text-style-name="P4" draw:layer="layout" svg:width="4.572cm" svg:height="2.159cm" svg:x="4.81cm" svg:y="8.62cm">
          <text:p text:style-name="P1"><text:span text:style-name="T3">Write to SRAM</text:span></text:p>
        </draw:rect>
        <draw:rect draw:style-name="gr7" draw:text-style-name="P4" draw:layer="layout" svg:width="4.572cm" svg:height="2.159cm" svg:x="13.319cm" svg:y="8.62cm">
          <text:p text:style-name="P1"><text:span text:style-name="T3">Stop SRAM Write</text:span></text:p>
        </draw:rect>
        <draw:frame draw:style-name="gr8" draw:layer="layout" svg:width="0.502cm" svg:height="0.963cm" svg:x="10.144cm" svg:y="4.556cm">
          <draw:text-box>
            <text:p/>
          </draw:text-box>
        </draw:frame>
        <draw:line draw:style-name="gr4" draw:text-style-name="P1" draw:layer="layout" svg:x1="9.382cm" svg:y1="9.763cm" svg:x2="13.319cm" svg:y2="9.763cm">
          <text:p/>
        </draw:line>
        <draw:line draw:style-name="gr4" draw:text-style-name="P1" draw:layer="layout" svg:x1="11.287cm" svg:y1="5.953cm" svg:x2="11.287cm" svg:y2="6.969cm">
          <text:p/>
        </draw:line>
        <draw:line draw:style-name="gr4" draw:text-style-name="P1" draw:layer="layout" svg:x1="11.16cm" svg:y1="11.901cm" svg:x2="11.16cm" svg:y2="13.171cm">
          <text:p/>
        </draw:line>
        <draw:rect draw:style-name="gr7" draw:text-style-name="P4" draw:layer="layout" svg:width="4.572cm" svg:height="1.016cm" svg:x="4.429cm" svg:y="14.589cm">
          <text:p text:style-name="P1"><text:span text:style-name="T3">Select Mem Block</text:span></text:p>
        </draw:rect>
        <draw:rect draw:style-name="gr7" draw:text-style-name="P4" draw:layer="layout" svg:width="4.572cm" svg:height="1.016cm" svg:x="4.556cm" svg:y="16.748cm">
          <text:p text:style-name="P1"><text:span text:style-name="T3">Display FR Data</text:span></text:p>
        </draw:rect>
        <draw:rect draw:style-name="gr7" draw:text-style-name="P4" draw:layer="layout" svg:width="4.572cm" svg:height="1.016cm" svg:x="12.684cm" svg:y="14.61cm">
          <text:p text:style-name="P1"><text:span text:style-name="T3">Read SRAM</text:span></text:p>
        </draw:rect>
        <draw:rect draw:style-name="gr7" draw:text-style-name="P4" draw:layer="layout" svg:width="4.572cm" svg:height="1.016cm" svg:x="12.684cm" svg:y="16.748cm">
          <text:p text:style-name="P1"><text:span text:style-name="T3">Write to FR</text:span></text:p>
        </draw:rect>
        <draw:line draw:style-name="gr4" draw:text-style-name="P1" draw:layer="layout" svg:x1="14.208cm" svg:y1="15.605cm" svg:x2="14.208cm" svg:y2="16.748cm">
          <text:p/>
        </draw:line>
        <draw:line draw:style-name="gr4" draw:text-style-name="P1" draw:layer="layout" svg:x1="15.605cm" svg:y1="16.748cm" svg:x2="15.605cm" svg:y2="15.605cm">
          <text:p/>
        </draw:line>
        <draw:line draw:style-name="gr4" draw:text-style-name="P1" draw:layer="layout" svg:x1="9.001cm" svg:y1="15.097cm" svg:x2="12.684cm" svg:y2="15.097cm">
          <text:p/>
        </draw:line>
        <draw:line draw:style-name="gr4" draw:text-style-name="P1" draw:layer="layout" svg:x1="12.684cm" svg:y1="17.256cm" svg:x2="9.128cm" svg:y2="17.256cm">
          <text:p/>
        </draw:line>
        <draw:line draw:style-name="gr4" draw:text-style-name="P1" draw:layer="layout" svg:x1="3.413cm" svg:y1="9.509cm" svg:x2="2.016cm" svg:y2="9.509cm">
          <text:p/>
        </draw:line>
        <draw:line draw:style-name="gr4" draw:text-style-name="P1" draw:layer="layout" svg:x1="3.54cm" svg:y1="15.986cm" svg:x2="2.016cm" svg:y2="15.986cm">
          <text:p/>
        </draw:line>
        <draw:line draw:style-name="gr4" draw:text-style-name="P1" draw:layer="layout" svg:x1="3.667cm" svg:y1="23.352cm" svg:x2="2.016cm" svg:y2="23.352cm">
          <text:p/>
        </draw:line>
        <draw:rect draw:style-name="gr7" draw:text-style-name="P4" draw:layer="layout" svg:width="4.572cm" svg:height="1.016cm" svg:x="4.048cm" svg:y="20.685cm">
          <text:p text:style-name="P1"><text:span text:style-name="T3">Calc Addresses</text:span></text:p>
        </draw:rect>
        <draw:rect draw:style-name="gr7" draw:text-style-name="P4" draw:layer="layout" svg:width="4.572cm" svg:height="1.016cm" svg:x="12.049cm" svg:y="20.685cm">
          <text:p text:style-name="P1"><text:span text:style-name="T3">Write FR to SRAM</text:span></text:p>
        </draw:rect>
        <draw:rect draw:style-name="gr7" draw:text-style-name="P4" draw:layer="layout" svg:width="4.572cm" svg:height="1.016cm" svg:x="12.176cm" svg:y="23.225cm">
          <text:p text:style-name="P1"><text:span text:style-name="T3">Stop SRAM Write</text:span></text:p>
        </draw:rect>
        <draw:line draw:style-name="gr4" draw:text-style-name="P1" draw:layer="layout" svg:x1="8.62cm" svg:y1="21.193cm" svg:x2="12.049cm" svg:y2="21.193cm">
          <text:p/>
        </draw:line>
        <draw:line draw:style-name="gr4" draw:text-style-name="P1" draw:layer="layout" svg:x1="14.462cm" svg:y1="21.701cm" svg:x2="14.462cm" svg:y2="23.225cm">
          <text:p/>
        </draw:line>
        <draw:line draw:style-name="gr5" draw:text-style-name="P1" draw:layer="layout" svg:x1="16.24cm" svg:y1="21.701cm" svg:x2="16.24cm" svg:y2="22.463cm">
          <text:p/>
        </draw:line>
        <draw:line draw:style-name="gr5" draw:text-style-name="P1" draw:layer="layout" svg:x1="16.24cm" svg:y1="22.463cm" svg:x2="17.383cm" svg:y2="22.463cm">
          <text:p/>
        </draw:line>
        <draw:line draw:style-name="gr5" draw:text-style-name="P1" draw:layer="layout" svg:x1="17.383cm" svg:y1="22.463cm" svg:x2="17.383cm" svg:y2="21.32cm">
          <text:p/>
        </draw:line>
        <draw:line draw:style-name="gr4" draw:text-style-name="P1" draw:layer="layout" svg:x1="17.383cm" svg:y1="21.32cm" svg:x2="16.621cm" svg:y2="21.32cm">
          <text:p/>
        </draw:line>
        <draw:line draw:style-name="gr5" draw:text-style-name="P1" draw:layer="layout" svg:x1="9.382cm" svg:y1="9.255cm" svg:x2="10.017cm" svg:y2="9.255cm">
          <text:p/>
        </draw:line>
        <draw:line draw:style-name="gr5" draw:text-style-name="P1" draw:layer="layout" svg:x1="10.017cm" svg:y1="7.858cm" svg:x2="10.017cm" svg:y2="9.255cm">
          <text:p/>
        </draw:line>
        <draw:line draw:style-name="gr5" draw:text-style-name="P1" draw:layer="layout" svg:x1="9.001cm" svg:y1="7.858cm" svg:x2="10.017cm" svg:y2="7.858cm">
          <text:p/>
        </draw:line>
        <draw:line draw:style-name="gr4" draw:text-style-name="P1" draw:layer="layout" svg:x1="9.001cm" svg:y1="7.858cm" svg:x2="9.001cm" svg:y2="8.62cm">
          <text:p/>
        </draw:line>
        <draw:frame draw:style-name="gr6" draw:text-style-name="P5" draw:layer="layout" svg:width="5.334cm" svg:height="0.983cm" svg:x="13.065cm" svg:y="7.223cm">
          <draw:text-box>
            <text:p text:style-name="P5"><text:span text:style-name="T1">Initialize SRAM</text:span></text:p>
          </draw:text-box>
        </draw:frame>
        <draw:frame draw:style-name="gr9" draw:text-style-name="P5" draw:layer="layout" svg:width="8.509cm" svg:height="0.983cm" svg:x="13.319cm" svg:y="13.319cm">
          <draw:text-box>
            <text:p text:style-name="P5"><text:span text:style-name="T1">Write SRAM to FR</text:span></text:p>
          </draw:text-box>
        </draw:frame>
        <draw:frame draw:style-name="gr6" draw:text-style-name="P5" draw:layer="layout" svg:width="7.366cm" svg:height="0.983cm" svg:x="13.446cm" svg:y="19.575cm">
          <draw:text-box>
            <text:p text:style-name="P5"><text:span text:style-name="T1">Write FR to SRAM</text:span></text:p>
          </draw:text-box>
        </draw:frame>
        <draw:line draw:style-name="gr4" draw:text-style-name="P1" draw:layer="layout" svg:x1="11.033cm" svg:y1="18.145cm" svg:x2="11.033cm" svg:y2="19.54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2.328cm" fo:margin-left="1cm" fo:margin-right="0.352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Gilman</meta:initial-creator>
    <meta:creation-date>2016-04-21T00:03:55.31</meta:creation-date>
    <dc:date>2016-04-21T10:10:57.16</dc:date>
    <dc:creator>Ian Gilman</dc:creator>
    <meta:editing-duration>PT1H1M9S</meta:editing-duration>
    <meta:editing-cycles>13</meta:editing-cycles>
    <meta:generator>OpenOffice/4.1.1$Win32 OpenOffice.org_project/411m6$Build-9775</meta:generator>
    <meta:document-statistic meta:object-count="45"/>
  </office:meta>
</office:document-meta>
</file>